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580000001FED1EC38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arial" svg:font-family="arial"/>
    <style:font-face style:name="Arial" svg:font-family="Arial" style:font-family-generic="swiss"/>
    <style:font-face style:name="arial1" svg:font-family="arial"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fo:font-size="8pt" style:text-underline-style="none" officeooo:rsid="0029db42" officeooo:paragraph-rsid="0029db42" style:font-size-asian="8pt" style:font-size-complex="8pt"/>
    </style:style>
    <style:style style:name="P2" style:family="paragraph" style:parent-style-name="Header">
      <style:paragraph-properties fo:text-align="end" style:justify-single-word="false"/>
      <style:text-properties fo:font-size="8pt" style:text-underline-style="none" officeooo:rsid="00306eaf" officeooo:paragraph-rsid="00306eaf" style:font-size-asian="8pt" style:font-size-complex="8pt"/>
    </style:style>
    <style:style style:name="P3" style:family="paragraph" style:parent-style-name="Footer">
      <style:text-properties fo:font-size="10pt" style:font-size-asian="10pt" style:font-size-complex="10pt"/>
    </style:style>
    <style:style style:name="P4" style:family="paragraph" style:parent-style-name="Standard">
      <style:paragraph-properties fo:line-height="150%" fo:text-align="justify" style:justify-single-word="false"/>
      <style:text-properties style:font-name="Arial" officeooo:rsid="000a5803" officeooo:paragraph-rsid="00228a4d"/>
    </style:style>
    <style:style style:name="P5" style:family="paragraph" style:parent-style-name="Standard">
      <style:paragraph-properties fo:line-height="150%" fo:text-align="justify" style:justify-single-word="false"/>
      <style:text-properties style:font-name="Arial" officeooo:rsid="000a5803" officeooo:paragraph-rsid="00306eaf"/>
    </style:style>
    <style:style style:name="P6" style:family="paragraph" style:parent-style-name="Standard">
      <style:paragraph-properties fo:line-height="150%" fo:text-align="justify" style:justify-single-word="false"/>
      <style:text-properties style:font-name="Arial" fo:font-size="12pt" officeooo:rsid="000a5803" officeooo:paragraph-rsid="00228a4d" style:font-size-asian="12pt" style:font-size-complex="12pt"/>
    </style:style>
    <style:style style:name="P7" style:family="paragraph" style:parent-style-name="Standard">
      <style:paragraph-properties fo:line-height="150%" fo:text-align="justify" style:justify-single-word="false"/>
      <style:text-properties style:font-name="Arial" fo:font-size="12pt" officeooo:rsid="000a5803" officeooo:paragraph-rsid="0031a893" style:font-size-asian="12pt" style:font-size-complex="12pt"/>
    </style:style>
    <style:style style:name="P8" style:family="paragraph" style:parent-style-name="Text_20_body">
      <style:text-properties officeooo:paragraph-rsid="0035fe9a"/>
    </style:style>
    <style:style style:name="P9" style:family="paragraph" style:parent-style-name="Text_20_body">
      <style:text-properties officeooo:paragraph-rsid="0036e039"/>
    </style:style>
    <style:style style:name="P10" style:family="paragraph" style:parent-style-name="Text_20_body">
      <style:text-properties style:font-name="arial1" fo:font-size="12pt" fo:font-style="normal" style:text-underline-style="none" fo:font-weight="normal" officeooo:rsid="008d05e3" officeooo:paragraph-rsid="003790c7" style:font-size-asian="12pt" style:font-style-asian="normal" style:font-weight-asian="normal" style:font-size-complex="12pt" style:font-style-complex="normal" style:font-weight-complex="normal"/>
    </style:style>
    <style:style style:name="P11" style:family="paragraph" style:parent-style-name="Heading_20_1">
      <style:text-properties officeooo:paragraph-rsid="003977c2"/>
    </style:style>
    <style:style style:name="P12" style:family="paragraph" style:parent-style-name="Standard">
      <style:text-properties officeooo:rsid="001f5134" officeooo:paragraph-rsid="003977c2"/>
    </style:style>
    <style:style style:name="T1" style:family="text">
      <style:text-properties officeooo:rsid="00306eaf"/>
    </style:style>
    <style:style style:name="T2" style:family="text">
      <style:text-properties officeooo:rsid="00228a4d"/>
    </style:style>
    <style:style style:name="T3" style:family="text">
      <style:text-properties officeooo:rsid="0029db42"/>
    </style:style>
    <style:style style:name="T4" style:family="text">
      <style:text-properties officeooo:rsid="000c24b8"/>
    </style:style>
    <style:style style:name="T5" style:family="text">
      <style:text-properties officeooo:rsid="002a4978"/>
    </style:style>
    <style:style style:name="T6" style:family="text">
      <style:text-properties style:font-name="Arial" fo:font-size="12pt" officeooo:rsid="00228a4d" style:font-size-asian="12pt" style:font-size-complex="12pt"/>
    </style:style>
    <style:style style:name="T7" style:family="text">
      <style:text-properties style:font-name="Arial" fo:font-size="12pt" officeooo:rsid="000c24b8" style:font-size-asian="12pt" style:font-size-complex="12pt"/>
    </style:style>
    <style:style style:name="T8" style:family="text">
      <style:text-properties style:font-name="Arial" fo:font-size="12pt" officeooo:rsid="001fe16f" style:font-size-asian="12pt" style:font-size-complex="12pt"/>
    </style:style>
    <style:style style:name="T9" style:family="text">
      <style:text-properties style:font-name="Arial" fo:font-size="12pt" officeooo:rsid="001e8113" style:font-size-asian="12pt" style:font-size-complex="12pt"/>
    </style:style>
    <style:style style:name="T10" style:family="text">
      <style:text-properties style:font-name="Arial" fo:font-size="12pt" officeooo:rsid="00279e65" style:font-size-asian="12pt" style:font-size-complex="12pt"/>
    </style:style>
    <style:style style:name="T11" style:family="text">
      <style:text-properties style:font-name="Arial" fo:font-size="12pt" officeooo:rsid="005eb991" style:font-size-asian="12pt" style:font-size-complex="12pt"/>
    </style:style>
    <style:style style:name="T12" style:family="text">
      <style:text-properties style:font-name="Arial" fo:font-size="12pt" officeooo:rsid="00177cbd" style:font-size-asian="12pt" style:font-size-complex="12pt"/>
    </style:style>
    <style:style style:name="T13" style:family="text">
      <style:text-properties style:font-name="Arial" fo:font-size="12pt" fo:font-weight="normal" officeooo:rsid="0035ec33" style:font-size-asian="12pt" style:font-weight-asian="normal" style:font-size-complex="12pt" style:font-weight-complex="normal"/>
    </style:style>
    <style:style style:name="T14" style:family="text">
      <style:text-properties style:font-name="Arial" fo:font-size="12pt" fo:font-weight="normal" officeooo:rsid="0035fe9a" style:font-size-asian="12pt" style:font-weight-asian="normal" style:font-size-complex="12pt" style:font-weight-complex="normal"/>
    </style:style>
    <style:style style:name="T15" style:family="text">
      <style:text-properties style:font-name="Arial" fo:font-size="12pt" fo:font-weight="normal" officeooo:rsid="0036e039" style:font-size-asian="12pt" style:font-weight-asian="normal" style:font-size-complex="12pt" style:font-weight-complex="normal"/>
    </style:style>
    <style:style style:name="T16" style:family="text">
      <style:text-properties style:font-name="Arial" fo:font-size="12pt" fo:font-weight="normal" officeooo:rsid="003790c7" style:font-size-asian="12pt" style:font-weight-asian="normal" style:font-size-complex="12pt" style:font-weight-complex="normal"/>
    </style:style>
    <style:style style:name="T17" style:family="text">
      <style:text-properties fo:font-size="12pt" officeooo:rsid="00306eaf" style:font-size-asian="12pt" style:font-size-complex="12pt"/>
    </style:style>
    <style:style style:name="T18" style:family="text">
      <style:text-properties officeooo:rsid="0031a893"/>
    </style:style>
    <style:style style:name="T19" style:family="text">
      <style:text-properties fo:color="#000000" style:font-name="Arial" fo:font-size="12pt" fo:font-weight="normal" officeooo:rsid="0035ec33" style:font-size-asian="12pt" style:font-weight-asian="normal" style:font-size-complex="12pt" style:font-weight-complex="normal"/>
    </style:style>
    <style:style style:name="T20" style:family="text">
      <style:text-properties fo:color="#000000" style:font-name="Arial" fo:font-size="12pt" fo:font-weight="normal" officeooo:rsid="0036e039" style:font-size-asian="12pt" style:font-weight-asian="normal" style:font-size-complex="12pt" style:font-weight-complex="normal"/>
    </style:style>
    <style:style style:name="T21" style:family="text">
      <style:text-properties fo:color="#000000" style:font-name="Arial" fo:font-size="12pt" fo:font-weight="normal" officeooo:rsid="003790c7" style:font-size-asian="12pt" style:font-weight-asian="normal" style:font-size-complex="12pt" style:font-weight-complex="normal"/>
    </style:style>
    <style:style style:name="T22" style:family="text">
      <style:text-properties officeooo:rsid="003790c7"/>
    </style:style>
    <style:style style:name="T23" style:family="text">
      <style:text-properties officeooo:rsid="001f5134"/>
    </style:style>
    <style:style style:name="T24" style:family="text">
      <style:text-properties officeooo:rsid="002e6595"/>
    </style:style>
    <style:style style:name="T25" style:family="text">
      <style:text-properties officeooo:rsid="0023d23f"/>
    </style:style>
    <style:style style:name="T26" style:family="text">
      <style:text-properties officeooo:rsid="002172bb"/>
    </style:style>
    <style:style style:name="T27" style:family="text">
      <style:text-properties officeooo:rsid="002930f6"/>
    </style:style>
    <style:style style:name="T28" style:family="text">
      <style:text-properties officeooo:rsid="002661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Direktes Zitat </text:h>
      <text:p text:style-name="P12">"If two people stand at the same place and gaze in the same direction, we must, under pain of solibsism, conclude that they receive closely similar stimuli." (Kuhn 2012, S. 191) </text:p>
      <text:p text:style-name="P12"/>
      <text:p text:style-name="P12">"Im Netz der Ähnlichkeits- und Unähnlichkeitsrelationen, die für eine <text:s/>bestimmte Erscheinungswelt mitkonstitutiv sind, sind also originär objektseitige und originär sozial subjektseitige Momente vereinigt." (Hoyningen-Huene 1989, S. 260) </text:p>
      <text:p text:style-name="P12"/>
      <text:p text:style-name="P12">"Kuhn’s rather conservative normal science was first presented in his famous 1962 </text:p>
      <text:p text:style-name="P12">book, The Structure of Scientific Revolutions." (Boland 2008, S. 1) </text:p>
      <text:p text:style-name="P12"/>
      <text:p text:style-name="P12">"Though one can question the extent to which Kuhn’s cyclic theory of scientific revolution fits what we know of the history of science, in itself this theory would not be very disturbing, nor would it have made Kuhn’s book …" (Weinberg 2012) </text:p>
      <text:p text:style-name="P12"/>
      <text:p text:style-name="P12">"Once a paradigm shift is complete, a scientist cannot, for example, reject the germ theory of disease to posit the possibility that miasma causes disease or reject modern physics and optics to posit that ether carries light." (Wikipedia 11/2012) </text:p>
      <text:p text:style-name="P12"/>
      <text:h text:style-name="P11" text:outline-level="1">Indirektes Zitat</text:h>
      <text:p text:style-name="P12">Sein Vater verdiente sein Geld als Wasseringeneur, die Mutter als Lektorin (vgl. Hoyningen-Huene 1997, S. 235).</text:p>
      <text:p text:style-name="P12"/>
      <text:p text:style-name="P12">Der Nobelpreis für die erste molekulare Struktur von DNA wurde im selben Jahr verliehen, wie Kuhn's Buch erschien (vgl. Goldstein 2012, S. 1).</text:p>
      <text:p text:style-name="P12"/>
      <text:p text:style-name="P12">Es gibt immer wieder Kritik zu Kuhn's Argumentation, das Wisenschaft nur ein bisschen mehr als die Herrschaft des Mobs sei (vgl. van Gelder 1996, S. 2).</text:p>
      <text:p text:style-name="P12"/>
      <text:p text:style-name="P12">Der Begriff 'Mißverständnis' spielt bei Kuhn eine wichtige Rolle in Bezug auf seine Kritiker sowie der eigenen Theorie (vlg. Rose 2004, S. 13).</text:p>
      <text:p text:style-name="P12"/>
      <text:p text:style-name="P12">In Österreich findet gerade eine Debate über die Rolle von Intellektuellen statt (vgl. Popper 2003, S. 14).</text:p>
      <text:h text:style-name="P11" text:outline-level="1">Anmerkung</text:h>
      <text:p text:style-name="P12">"...wie laut Kuhn Aristoteles die Wissenschaft der fallenden Körper beschreibt." [11] </text:p>
      <text:p text:style-name="P12"/>
      <text:p text:style-name="P12">[11] "Seeing constrained fall, the Aristotelian would measure (or at least discuss - the Aristotelian seldom measured) the weight of the stone, the vertical height to which it had been raised, and the time required for it to achieve rest." </text:p>
      <text:p text:style-name="P12"/>
      <text:h text:style-name="P11" text:outline-level="1"><text:soft-page-break/>Literaturverzeichnis</text:h>
      <text:p text:style-name="P12">Boland, Lawrence A. <text:span text:style-name="T24">(</text:span>2008<text:span text:style-name="T24">)</text:span>: Kuhn vs. Popper by way of Lakatos and the Cold War. Journal of Economic Methodology, <text:span text:style-name="T25">S. </text:span>191–196.</text:p>
      <text:p text:style-name="P12"/>
      <text:p text:style-name="P12">Goldstein, Joseph L. <text:span text:style-name="T24">(</text:span>2012<text:span text:style-name="T24">)</text:span>: Paradigm shifts in science: insights from the arts. Nature Medicine Volume 18, Number 10.</text:p>
      <text:p text:style-name="P12"/>
      <text:p text:style-name="P12">Hoyningen-Huene, Paul <text:span text:style-name="T24">(</text:span>1989<text:span text:style-name="T24">)</text:span>: Die Wissenschaftsphilosophie Thomas S. Kuhns. Friedr. Vieweg <text:span text:style-name="T26">&amp;</text:span> Sohn Verlagsgesellschaft mbH</text:p>
      <text:p text:style-name="P12"/>
      <text:p text:style-name="P12">Hoyningen-Huene, Paul <text:span text:style-name="T24">(</text:span>1997<text:span text:style-name="T24">)</text:span>: Thomas S. Kuhn. Journal for General Philosophy of Science 28, <text:span text:style-name="T25">S. </text:span>235–256.</text:p>
      <text:p text:style-name="P12"/>
      <text:p text:style-name="P12">Kuhn, Thomas S. <text:span text:style-name="T24">(</text:span>2012<text:span text:style-name="T24">)</text:span>: The Structure of Scientific Revolutions. The University of Chicago Press.</text:p>
      <text:p text:style-name="P12"/>
      <text:p text:style-name="P12">Wikipedia, <text:span text:style-name="T24">(</text:span>2013<text:span text:style-name="T24">)</text:span>: <text:span text:style-name="T27">Paradigm Shifts. </text:span><text:a xlink:type="simple" xlink:href="https://en.wikipedia.org/wiki/Paradigm_shift"><text:span text:style-name="T28">https://en.wikipedia.org/wiki/Paradigm_shift</text:span></text:a><text:span text:style-name="T28"> (Zugriff: 11/2013)</text:span></text:p>
      <text:p text:style-name="P12"/>
      <text:p text:style-name="P12">Popper, Karl R. <text:span text:style-name="T24">(</text:span>2003<text:span text:style-name="T24">)</text:span>: Die offene Gesellschaft und ihre Feinde, Band 1: Der Zauber Platons, Gesammelte Werke. Mohr Siebeck. </text:p>
      <text:p text:style-name="P12"/>
      <text:p text:style-name="P12">Rose, Uwe <text:span text:style-name="T24">(</text:span>2004<text:span text:style-name="T24">)</text:span>: Thomas S. Kuhn: Verständnis und Mißverständnis Zur Geschichte seiner Rezeption. Georg-August-Universität Göttingen. </text:p>
      <text:p text:style-name="P12"/>
      <text:p text:style-name="P12">van Gelder, Lawrence, New York Times, <text:span text:style-name="T24">(</text:span>1996<text:span text:style-name="T24">)</text:span>: Thomas Kuhn, 73; Devised Science Paradigm. http://www.nytimes.com/1996/06/19/us/thomas-kuhn-73-devised-science-paradigm.html <text:span text:style-name="T28">(Zugriff: 11/2013)</text:span>. </text:p>
      <text:p text:style-name="P12"/>
      <text:p text:style-name="P12">Weinberg, Steven <text:span text:style-name="T24">(</text:span>2012<text:span text:style-name="T24">)</text:span>: The Revolution That Didn’t Happen. The New York Review of Books Volume 18.</text:p>
      <text:h text:style-name="P11" text:outline-level="1">Details</text:h>
      <text:p text:style-name="P4"><text:span text:style-name="T6">Autor: </text:span><text:span text:style-name="T7">Stefan Kasberger, </text:span><text:span text:style-name="T8">Matr</text:span><text:span text:style-name="T6">ikelnummer</text:span><text:span text:style-name="T7"> </text:span><text:span text:style-name="T9">#1011416, </text:span><text:a xlink:type="simple" xlink:href="mailto:stefan.kasberger@edu.uni-graz.at"><text:span text:style-name="T9">stefan.kasberger@edu.uni-graz.at</text:span></text:a><text:span text:style-name="T9"> <text:s text:c="2"/></text:span></text:p>
      <text:p text:style-name="P6"><text:span text:style-name="T2">Datum: </text:span><text:span text:style-name="T1">4</text:span><text:span text:style-name="T5">. </text:span><text:span text:style-name="T3">Dezember 2013 </text:span><text:span text:style-name="T4">in </text:span><text:span text:style-name="T3">Graz</text:span></text:p>
      <text:p text:style-name="P7"><text:span text:style-name="T4">Aufgabe</text:span><text:span text:style-name="T2">nstellung</text:span><text:span text:style-name="T4">: <text:s/></text:span><text:span text:style-name="T18">Schreiben einer Einleitung (ca. 200 Worte) zu einem Thema Ihrer Wahl, mit Zitaten.</text:span></text:p>
      <text:p text:style-name="P5"><text:span text:style-name="T10">GitHub: </text:span><text:a xlink:type="simple" xlink:href="https://github.com/skasberger/vu-wissenschaftliches-arbeiten"><text:span text:style-name="T17">https://github.com/skasberger/vu-wissenschaftliches-arbeiten</text:span></text:a></text:p>
      <text:p text:style-name="P4"><text:span text:style-name="T6">Web: </text:span><text:a xlink:type="simple" xlink:href="http://openscienceasap.org/"><text:span text:style-name="T11">openscienceasap.org</text:span></text:a><text:span text:style-name="T10"> </text:span></text:p>
      <text:p text:style-name="P4"><text:span text:style-name="T6">Lizenz: </text:span><text:a xlink:type="simple" xlink:href="https://creativecommons.org/licenses/by/3.0/at/"><text:span text:style-name="T12">Creative Commons CC by AT 3.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ce style:name="arial" svg:font-family="arial"/>
    <style:font-face style:name="Arial" svg:font-family="Arial" style:font-family-generic="swiss"/>
    <style:font-face style:name="arial1" svg:font-family="arial"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rial" style:family="paragraph" style:parent-style-name="Standard">
      <style:paragraph-properties fo:line-height="15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8pt" style:text-underline-style="none" officeooo:rsid="0029db42" officeooo:paragraph-rsid="0029db42" style:font-size-asian="8pt" style:font-size-complex="8pt"/>
    </style:style>
    <style:style style:name="MP2" style:family="paragraph" style:parent-style-name="Header">
      <style:paragraph-properties fo:text-align="end" style:justify-single-word="false"/>
      <style:text-properties fo:font-size="8pt" style:text-underline-style="none" officeooo:rsid="00306eaf" officeooo:paragraph-rsid="00306eaf" style:font-size-asian="8pt" style:font-size-complex="8pt"/>
    </style:style>
    <style:style style:name="MP3" style:family="paragraph" style:parent-style-name="Footer">
      <style:text-properties fo:font-size="10pt" style:font-size-asian="10pt" style:font-size-complex="10pt"/>
    </style:style>
    <style:style style:name="MT1" style:family="text">
      <style:text-properties officeooo:rsid="00306eaf"/>
    </style:style>
    <style:style style:name="MT2" style:family="text">
      <style:text-properties officeooo:rsid="00228a4d"/>
    </style:style>
    <style:style style:name="MT3"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004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0.31pt solid #000000" fo:border-left="none" fo:border-right="none" fo:padding="0.051cm" style:shadow="none"/>
      </style:header-style>
      <style:footer-style>
        <style:header-footer-properties svg:height="1.503cm" fo:margin-left="0cm" fo:margin-right="0cm" fo:margin-top="0.499cm" fo:border-top="0.31pt solid #000000" fo:border-bottom="none" fo:border-left="none" fo:border-right="none" fo:padding="0.051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6">
      <number:year number:style="long"/>
    </number:date-style>
  </office:automatic-styles>
  <office:master-styles>
    <style:master-page style:name="Standard" style:page-layout-name="Mpm1">
      <style:header>
        <text:p text:style-name="MP1">V<text:span text:style-name="MT1">U</text:span> <text:span text:style-name="MT1">Wissenschaftliches Arbeiten in der Geographie</text:span></text:p>
        <text:p text:style-name="MP2">Judith Pizzera</text:p>
        <text:p text:style-name="MP1">WS 2013/14</text:p>
      </style:header>
      <style:footer>
        <text:p text:style-name="MP3"><draw:a xlink:type="simple" xlink:href="http://creativecommons.org/licenses/by/3.0/at/" office:target-frame-name="_blank" xlink:show="new"><draw:frame draw:style-name="Mfr1" draw:name="graphics2" text:anchor-type="paragraph" svg:x="14.855cm" svg:y="0.041cm" svg:width="2.124cm" svg:height="0.748cm" draw:z-index="1"><draw:image xlink:href="Pictures/10000201000000580000001FED1EC38A.png" xlink:type="simple" xlink:show="embed" xlink:actuate="onLoad"/></draw:frame></draw:a><text:span text:style-name="MT2">Stefan Kasberger, #1011416,</text:span> <text:date style:data-style-name="N106" text:date-value="2013-12-03T18:42:49" text:fixed="true">2013</text:date></text:p>
        <text:p text:style-name="MP3"><text:a xlink:type="simple" xlink:href="mailto:stefan.kasberger@edu.uni-graz.at">stefan.kasberger@edu.uni-graz.at</text:a> <text:s text:c="94"/></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3T18:44:25</meta:creation-date>
    <meta:editing-duration>PT4H57M57S</meta:editing-duration>
    <meta:editing-cycles>19</meta:editing-cycles>
    <meta:generator>LibreOffice/4.0.1.2$Linux_X86_64 LibreOffice_project/84102822e3d61eb989ddd325abf1ac077904985</meta:generator>
    <dc:title>Bericht</dc:title>
    <dc:date>2013-12-05T00:33:02</dc:date>
    <dc:creator>Stefan Kasberger</dc:creator>
    <meta:document-statistic meta:table-count="0" meta:image-count="1" meta:object-count="0" meta:page-count="2" meta:paragraph-count="39" meta:word-count="533" meta:character-count="3892" meta:non-whitespace-character-count="3287"/>
  </office:meta>
</office:document-meta>
</file>